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80000020C9D378523D50A0F5F.png" manifest:media-type="image/png"/>
  <manifest:file-entry manifest:full-path="Pictures/100000010000050400000355B4F0DC8B79F81974.png" manifest:media-type="image/png"/>
  <manifest:file-entry manifest:full-path="Pictures/10000001000001620000011C2D87F82B6FE4BC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Arrow_20_Line" style:list-style-name="L2">
      <style:graphic-properties draw:textarea-vertical-align="middle" draw:placing="below"/>
      <style:paragraph-properties style:writing-mode="lr-tb"/>
    </style:style>
    <style:style style:name="gr4" style:family="graphic" style:parent-style-name="Arrow_20_Line" style:list-style-name="L2">
      <style:graphic-properties draw:textarea-vertical-align="middle" draw:line-distance="0.804cm" draw:placing="below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Arrow_20_Line" style:list-style-name="L2">
      <style:graphic-properties draw:textarea-vertical-align="middle" draw:line-distance="4.203cm"/>
      <style:paragraph-properties style:writing-mode="lr-tb"/>
    </style:style>
    <style:style style:name="gr7" style:family="graphic" style:parent-style-name="Arrow_20_Line" style:list-style-name="L2">
      <style:graphic-properties draw:textarea-vertical-align="middle" draw:line-distance="2.985cm"/>
      <style:paragraph-properties style:writing-mode="lr-tb"/>
    </style:style>
    <style:style style:name="gr8" style:family="graphic" style:parent-style-name="Arrow_20_Line" style:list-style-name="L2">
      <style:graphic-properties draw:textarea-vertical-align="middle" draw:line-distance="2.822cm"/>
      <style:paragraph-properties style:writing-mode="lr-tb"/>
    </style:style>
    <style:style style:name="gr9" style:family="graphic" style:parent-style-name="Arrow_20_Line" style:list-style-name="L2">
      <style:graphic-properties draw:textarea-vertical-align="middle" draw:line-distance="6.215cm" draw:placing="above"/>
      <style:paragraph-properties style:writing-mode="lr-tb"/>
    </style:style>
    <style:style style:name="gr10" style:family="graphic" style:parent-style-name="Arrow_20_Line" style:list-style-name="L2">
      <style:graphic-properties draw:textarea-vertical-align="middle" draw:line-distance="1.317cm" draw:placing="below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objectwithoutfill">
      <style:graphic-properties svg:stroke-color="#000000" draw:marker-start="Arrow_20_large" draw:marker-end="Arrow_20_larg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18cm"/>
      <style:paragraph-properties style:writing-mode="lr-tb"/>
    </style:style>
    <style:style style:name="gr14" style:family="graphic" style:parent-style-name="standard">
      <style:graphic-properties svg:stroke-color="#000000" draw:marker-start="Linienspitzen_20_1" draw:marker-start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65cm" svg:height="7.513cm" svg:x="6.112cm" svg:y="12.515cm">
          <draw:image xlink:href="Pictures/10000001000001620000011C2D87F82B6FE4BCDA.png" xlink:type="simple" xlink:show="embed" xlink:actuate="onLoad" draw:mime-type="image/png">
            <text:p/>
          </draw:image>
        </draw:frame>
        <draw:measure draw:style-name="gr2" draw:text-style-name="P3" draw:layer="measurelines" svg:x1="7.859cm" svg:y1="14.525cm" svg:x2="13.335cm" svg:y2="14.499cm">
          <text:p text:style-name="P2"><text:span text:style-name="T1">IBreite</text:span></text:p>
        </draw:measure>
        <draw:measure draw:style-name="gr2" draw:text-style-name="P3" draw:layer="measurelines" svg:x1="13.388cm" svg:y1="14.578cm" svg:x2="13.415cm" svg:y2="18.891cm">
          <text:p text:style-name="P2"><text:span text:style-name="T1">IHöhe</text:span></text:p>
        </draw:measure>
      </draw:page>
      <draw:page draw:name="page2" draw:style-name="dp1" draw:master-page-name="Standard">
        <draw:frame draw:style-name="gr1" draw:text-style-name="P1" draw:layer="layout" svg:width="18.999cm" svg:height="12.621cm" svg:x="1.295cm" svg:y="9.961cm">
          <draw:image xlink:href="Pictures/100000010000050400000355B4F0DC8B79F81974.png" xlink:type="simple" xlink:show="embed" xlink:actuate="onLoad" draw:mime-type="image/png">
            <text:p/>
          </draw:image>
        </draw:frame>
        <draw:measure draw:style-name="gr3" draw:text-style-name="P4" draw:layer="measurelines" svg:x1="3.81cm" svg:y1="15.928cm" svg:x2="11.113cm" svg:y2="22.436cm">
          <text:p text:style-name="P4"><text:span text:style-name="T1">ITiefe</text:span></text:p>
        </draw:measure>
        <draw:measure draw:style-name="gr4" draw:text-style-name="P4" draw:layer="measurelines" svg:x1="11.166cm" svg:y1="22.41cm" svg:x2="17.516cm" svg:y2="19.923cm">
          <text:p text:style-name="P4"><text:span text:style-name="T1">IBreite</text:span></text:p>
        </draw:measure>
        <draw:measure draw:style-name="gr2" draw:text-style-name="P3" draw:layer="measurelines" svg:x1="18.23cm" svg:y1="14.023cm" svg:x2="17.489cm" svg:y2="19.817cm">
          <text:p text:style-name="P2"><text:span text:style-name="T1">IHoehe</text:span></text:p>
        </draw:measure>
        <draw:measure draw:style-name="gr2" draw:text-style-name="P3" draw:layer="measurelines" svg:x1="10.69cm" svg:y1="15.716cm" svg:x2="10.822cm" svg:y2="15.478cm">
          <text:p text:style-name="P2"><text:span text:style-name="T1">IDicke</text:span></text:p>
        </draw:measure>
      </draw:page>
      <draw:page draw:name="page3" draw:style-name="dp1" draw:master-page-name="Standard">
        <draw:frame draw:style-name="gr5" draw:text-style-name="P5" draw:layer="layout" svg:width="14.558cm" svg:height="11.772cm" svg:x="4.297cm" svg:y="10.074cm">
          <draw:image xlink:href="Pictures/10000001000002880000020C9D378523D50A0F5F.png" xlink:type="simple" xlink:show="embed" xlink:actuate="onLoad" draw:mime-type="image/png">
            <text:p/>
          </draw:image>
        </draw:frame>
        <draw:measure draw:style-name="gr6" draw:text-style-name="P6" draw:layer="measurelines" svg:x1="6.191cm" svg:y1="16.311cm" svg:x2="12.947cm" svg:y2="10.686cm">
          <text:p text:style-name="P6"><text:span text:style-name="T1">UDurchmesserAussen</text:span></text:p>
        </draw:measure>
        <draw:measure draw:style-name="gr2" draw:text-style-name="P5" draw:layer="measurelines" svg:x1="10.044cm" svg:y1="17.236cm" svg:x2="9.941cm" svg:y2="20.678cm">
          <text:p text:style-name="P6"><text:span text:style-name="T1">UHoehe</text:span></text:p>
        </draw:measure>
        <draw:measure draw:style-name="gr7" draw:text-style-name="P6" draw:layer="measurelines" svg:x1="14.719cm" svg:y1="12.664cm" svg:x2="15.567cm" svg:y2="12.664cm">
          <text:p text:style-name="P6"><text:span text:style-name="T1">UDicke</text:span></text:p>
        </draw:measure>
        <draw:measure draw:style-name="gr8" draw:text-style-name="P6" draw:layer="measurelines" svg:x1="17.57cm" svg:y1="17.673cm" svg:x2="14.693cm" svg:y2="16.055cm">
          <text:p text:style-name="P6"><text:span text:style-name="T1">BuAnTiefe</text:span></text:p>
        </draw:measure>
        <draw:measure draw:style-name="gr9" draw:text-style-name="P6" draw:layer="measurelines" svg:x1="15.952cm" svg:y1="17.955cm" svg:x2="17.339cm" svg:y2="15.772cm">
          <text:p text:style-name="P6"><text:span text:style-name="T1">BuAnBreite</text:span></text:p>
        </draw:measure>
        <draw:measure draw:style-name="gr10" draw:text-style-name="P6" draw:layer="measurelines" svg:x1="5.934cm" svg:y1="18.058cm" svg:x2="6.473cm" svg:y2="18.315cm">
          <text:p text:style-name="P6"><text:span text:style-name="T1">AbgBoDurch</text:span></text:p>
        </draw:measure>
        <draw:line draw:style-name="gr11" draw:text-style-name="P1" draw:layer="layout" svg:x1="10.095cm" svg:y1="14.308cm" svg:x2="2.877cm" svg:y2="21.398cm">
          <text:p/>
        </draw:line>
        <draw:line draw:style-name="gr11" draw:text-style-name="P1" draw:layer="layout" svg:x1="10.095cm" svg:y1="14.282cm" svg:x2="19.728cm" svg:y2="20.473cm">
          <text:p/>
        </draw:line>
        <draw:path draw:style-name="gr12" draw:text-style-name="P1" draw:layer="layout" svg:width="11.688cm" svg:height="10.618cm" draw:transform="skewX (-6.00200087190881E-017) rotate (-0.708778209234897) translate (10.4832345405111cm 12.6682056276787cm)" svg:viewBox="0 0 11689 10619" svg:d="M0 10619c1894 0 6357-2372 6357-2372l908-677c0 0 2369-2132 2349-2115s2075-3065 2075-3065l-290-2390 50 58">
          <text:p/>
        </draw:path>
        <draw:frame draw:style-name="gr13" draw:text-style-name="P7" draw:layer="layout" svg:width="2.055cm" svg:height="0.962cm" svg:x="9.813cm" svg:y="21.911cm">
          <draw:text-box>
            <text:p>Deg</text:p>
          </draw:text-box>
        </draw:frame>
        <draw:line draw:style-name="gr14" draw:text-style-name="P5" draw:layer="layout" svg:x1="5.189cm" svg:y1="17.416cm" svg:x2="2.569cm" svg:y2="16.44cm">
          <text:p/>
        </draw:line>
        <draw:frame draw:style-name="gr15" draw:text-style-name="P7" draw:layer="layout" svg:width="2.826cm" svg:height="0.962cm" svg:x="1.464cm" svg:y="15.465cm">
          <draw:text-box>
            <text:p>AbgAnz</text:p>
          </draw:text-box>
        </draw:frame>
        <draw:measure draw:style-name="gr2" draw:text-style-name="P5" draw:layer="measurelines" svg:x1="5.24cm" svg:y1="17.313cm" svg:x2="6.191cm" svg:y2="18.135cm">
          <text:p text:style-name="P6"><text:span text:style-name="T1">AbgDeltaDeg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7 20 13" svg:d="M0 20l10-13 10 13z"/>
    <draw:marker draw:name="Concave_20_short" draw:display-name="Concave short" svg:viewBox="0 826 1131 754" svg:d="M566 826l-566 754 114-85 136-68 148-46 161-17 161 13 153 46 140 68 118 89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5:11:54.042347148</meta:creation-date>
    <dc:date>2024-01-08T14:56:50.428621718</dc:date>
    <meta:editing-duration>PT32M56S</meta:editing-duration>
    <meta:editing-cycles>5</meta:editing-cycles>
    <meta:generator>LibreOffice/7.2.2.2$Linux_X86_64 LibreOffice_project/20$Build-2</meta:generator>
    <meta:document-statistic meta:object-count="22"/>
  </office:meta>
</office:document-meta>
</file>